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5"/>
    <style:style style:name="P6" style:family="paragraph" style:parent-style-name="List_20_Paragraph" style:list-style-name="WWNum2"/>
    <style:style style:name="P7" style:family="paragraph" style:parent-style-name="List_20_Paragraph" style:list-style-name="WWNum4"/>
    <style:style style:name="P8" style:family="paragraph" style:parent-style-name="List_20_Paragraph" style:list-style-name="WWNum2">
      <style:paragraph-properties fo:margin-left="0cm" fo:margin-right="0cm" fo:text-align="start" style:justify-single-word="false" fo:text-indent="0cm" style:auto-text-indent="false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5000b" style:font-name="Trebuchet MS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start" style:justify-single-word="false"/>
      <style:text-properties fo:color="#c5000b" style:font-name="Calibri1" fo:font-size="11pt" fo:font-weight="bold" style:font-size-asian="11pt" style:font-weight-asian="bold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color="#c5000b" style:font-name="Calibri1" fo:font-size="11pt" fo:font-weight="bold" style:font-size-asian="11pt" style:font-weight-asian="bold" style:font-size-complex="11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1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5000b" style:font-name="Trebuchet MS" fo:font-size="20pt" fo:font-weight="bold" style:font-size-asian="20pt" style:font-weight-asian="bold" style:font-size-complex="2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rebuchet MS" fo:font-size="32pt" fo:font-weight="bold" style:font-size-asian="32pt" style:font-weight-asian="bold" style:font-size-complex="3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LAN DE PRUEBAS DEL PROYECTO DE INCIDENCIAS</text:p>
      <text:p text:style-name="P10">IMPORTANTE: ¡La primera vez que se inicia la aplicación, hay que importar el archivo script.sql y despues importar los profesores, etapas, secciones, alumnos, asignaccion de tutores y coordinadores y los tipos de incidencias, sanciones, anotaciones y sanciones asociados a incidencias. Todo en ese orden!</text:p>
      <text:list xml:id="list2310087640755151910" text:style-name="L1">
        <text:list-item>
          <text:p text:style-name="P11">Profesores (import_users.php).</text:p>
        </text:list-item>
        <text:list-item>
          <text:p text:style-name="P11">Etapas (importarEtapas.php).</text:p>
        </text:list-item>
        <text:list-item>
          <text:p text:style-name="P11">Secciones (importarSecciones.php).</text:p>
        </text:list-item>
        <text:list-item>
          <text:p text:style-name="P11">Alumnos (importarAlumnos.php).</text:p>
        </text:list-item>
        <text:list-item>
          <text:p text:style-name="P11">Asignacion de tutores y coordinadores (asignarTutor.php y asignarCoordinador.php)</text:p>
        </text:list-item>
        <text:list-item>
          <text:p text:style-name="P11">Alimentar tipos de incidencias, sanciones, anotaciones y sanciones asociados a incidencias (alimentarTipos.sql).</text:p>
        </text:list-item>
      </text:list>
      <text:p text:style-name="P13"/>
      <text:p text:style-name="P13">INICIO SESION:</text:p>
      <text:p text:style-name="P1">Hay dos tipos de inicio de sesion por motivos de seguridad. Uno para los usuarios normales y otro para el gestor.</text:p>
      <text:p text:style-name="P1"/>
      <text:p text:style-name="P9">PROFESOR</text:p>
      <text:p text:style-name="P12">CREAR INCIDENCIA:</text:p>
      <text:p text:style-name="Standard">Este proceso permite registrar las incidencias.</text:p>
      <text:list xml:id="list3913898652924070413" text:style-name="WWNum1">
        <text:list-item>
          <text:p text:style-name="P4">Si el campo de la asignatura esta vacío, no te dejara realizar la consulta.</text:p>
        </text:list-item>
        <text:list-item>
          <text:p text:style-name="P4">Si el campo de la descripción de la incidencia esta vacío, no te dejara realizar la consulta.</text:p>
        </text:list-item>
      </text:list>
      <text:p text:style-name="P12">VER INCIDENCIAS:</text:p>
      <text:p text:style-name="Standard">Este proceso permite ver las últimas incidencias registradas por el profesor en cuestión.</text:p>
      <text:list xml:id="list7743238588363360070" text:style-name="WWNum5">
        <text:list-item>
          <text:p text:style-name="P5">El profesor solo vera sus incidencias, no podrá ver las de las demás.</text:p>
        </text:list-item>
      </text:list>
      <text:p text:style-name="List_20_Paragraph"/>
      <text:p text:style-name="List_20_Paragraph"/>
      <text:p text:style-name="List_20_Paragraph"/>
      <text:p text:style-name="P14"><text:soft-page-break/>COORDINADOR</text:p>
      <text:p text:style-name="P12">AULA DE CONVIVENCIA:</text:p>
      <text:p text:style-name="P2">Permite ver las incidencias de los alumnos que han sido enviados al “Aula de convivencia”.</text:p>
      <text:p text:style-name="P2"/>
      <text:p text:style-name="P12">PARTES EDUCATIVOS:</text:p>
      <text:p text:style-name="P2">Permite ver las incidencias de los alumnos que han recibido un “Parte educativo”.</text:p>
      <text:p text:style-name="P2"/>
      <text:p text:style-name="P3">CONSULTAS POR ALUMNO:</text:p>
      <text:p text:style-name="P2">Permite ver las incidencias por cada alumno de la etapa a la que pertenece al coordinador. Primero se selecciona la sección y luego se selecciona al alumno que queramos ver las incidencias que tiene.</text:p>
      <text:p text:style-name="P2"/>
      <text:p text:style-name="P3">ACUMULACION PARTES EDUCATIVOS:</text:p>
      <text:p text:style-name="P2">Este proceso permite ver a los alumnos que tengan una acumulacion de partes educativos alto.</text:p>
      <text:p text:style-name="P2"/>
      <text:p text:style-name="P2"/>
      <text:p text:style-name="P12">VER OTROS TIPOS DE INCIDENCIAS:</text:p>
      <text:p text:style-name="P2">Este proceso solo permite ver las incidencias que no sean de “Aula de convivencia” ni “Partes disciplinarios”.</text:p>
      <text:p text:style-name="P2"/>
      <text:p text:style-name="P12">GESTION DE TIPOS DE INCIDENCIAS:</text:p>
      <text:p text:style-name="Standard">Este proceso permite añadir o modificar tipos de incidencias.</text:p>
      <text:list xml:id="list4834590062122631749" text:style-name="WWNum2">
        <text:list-item>
          <text:p text:style-name="P6">Si el campo del nombre del nuevo tipo de incidencia esta vacío, no te dejara realizar la consulta.</text:p>
        </text:list-item>
        <text:list-item>
          <text:p text:style-name="P6">Al modificar, si un tipo de incidencia estaba gestionado por el Tutor, aparecerá marcado como Tutor por defecto, y viceversa, aunque se puede cambiar.</text:p>
          <text:p text:style-name="P8"/>
        </text:list-item>
      </text:list>
      <text:p text:style-name="P12">GESTION DE TIPOS DE INCIDENCIAS:</text:p>
      <text:p text:style-name="Standard">Este proceso permite añadir o modificar tipos de incidencias.</text:p>
      <text:list xml:id="list30647165" text:continue-numbering="true" text:style-name="WWNum2">
        <text:list-item>
          <text:p text:style-name="P6">Si el campo del nombre del nuevo tipo de incidencia esta vacío, no te dejara realizar la consulta.</text:p>
        </text:list-item>
        <text:list-item>
          <text:p text:style-name="P6">Al modificar, si un tipo de incidencia estaba gestionado por el Tutor, aparecerá marcado como Tutor por defecto, y viceversa, aunque se puede cambiar.</text:p>
        </text:list-item>
        <text:list-item>
          <text:p text:style-name="P6"><text:soft-page-break/>Solo te dejara ver, crear o modificar los tipos de incidencias que solo sean de la etapa que este coordinando el coordinador. (Ejemplo: Un coordinador de la ESO solo puede gestionar incidencias de la ESO).</text:p>
        </text:list-item>
      </text:list>
      <text:p text:style-name="P12">GESTION DE LOS TIPOS DE SANCION:</text:p>
      <text:p text:style-name="Standard">Este proceso permite añadir o modificar tipos de sanciones.</text:p>
      <text:list xml:id="list30648357" text:continue-numbering="true" text:style-name="WWNum2">
        <text:list-item>
          <text:p text:style-name="P6">Si el campo del nombre del nuevo tipo de incidencia esta vacío, no te dejara realizar la consulta.</text:p>
        </text:list-item>
      </text:list>
      <text:p text:style-name="P12">GESTION DE LOS TIPOS DE ANOTACIONES:</text:p>
      <text:p text:style-name="Standard">Este proceso permite añadir o modificar tipos de anotaciones.</text:p>
      <text:list xml:id="list30665526" text:continue-numbering="true" text:style-name="WWNum2">
        <text:list-item>
          <text:p text:style-name="P6">Si el campo del nombre del nuevo tipo de anotaciones esta vacío, no te dejara realizar la consulta.</text:p>
        </text:list-item>
        <text:list-item>
          <text:p text:style-name="P6">Solo te dejara ver, crear o modificar los tipos de anotaciones que solo sean de la etapa que este coordinando el coordinador. (Ejemplo: Un coordinador de la ESO solo puede gestionar tipos de anotaciones de la ESO).</text:p>
        </text:list-item>
      </text:list>
      <text:p text:style-name="P12">GESTION DE LOS TIPOS DE SANCIONES POR INCIDENCIAS:</text:p>
      <text:p text:style-name="Standard">Este proceso permite que los tipos de incidencias, se pueden asignar a un tipo de sanción.</text:p>
      <text:list xml:id="list6398412886352971498" text:style-name="WWNum4">
        <text:list-item>
          <text:p text:style-name="P7">Solo podrá asignar tipos de incidencias que pertenezcan a la etapa del coordinador.</text:p>
        </text:list-item>
      </text:list>
      <text:p text:style-name="P12"/>
      <text:p text:style-name="P12">IMPORTAR USUARIOS POR PDF:</text:p>
      <text:p text:style-name="Standard">Se puede importar usuarios a través de un Excel, y no solo se registran en la aplicación, sino que se saca un PDF con la lista de todos ellos con su nombre de usuario y contraseñ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atos Mercer</meta:initial-creator>
    <dc:creator>Rafael Martín Guerrero</dc:creator>
    <meta:editing-cycles>3</meta:editing-cycles>
    <meta:creation-date>2017-03-09T22:58:00</meta:creation-date>
    <dc:date>2017-03-10T10:47:51.82</dc:date>
    <meta:editing-duration>PT7M32S</meta:editing-duration>
    <meta:generator>OpenOffice/4.1.2$Win32 OpenOffice.org_project/412m3$Build-9782</meta:generator>
    <meta:document-statistic meta:table-count="0" meta:image-count="0" meta:object-count="0" meta:page-count="3" meta:paragraph-count="50" meta:word-count="626" meta:character-count="38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